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justify" style:justify-single-word="false"/>
      <style:text-properties style:font-name="Times New Roman" fo:font-size="12pt" fo:font-weight="normal" officeooo:rsid="00130714" officeooo:paragraph-rsid="00bf970d"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style:font-name="Times New Roman" fo:font-size="12pt" fo:font-weight="normal" officeooo:rsid="0013b673" officeooo:paragraph-rsid="00bf970d"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Times New Roman" fo:font-size="12pt" fo:font-weight="normal" officeooo:rsid="00355d3c" officeooo:paragraph-rsid="00bf970d"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Times New Roman" fo:font-size="12pt" fo:font-weight="normal" officeooo:rsid="0069fe16" officeooo:paragraph-rsid="00bf970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fo:font-weight="normal" officeooo:rsid="000dcfd7" officeooo:paragraph-rsid="00bf970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fo:font-weight="normal" officeooo:rsid="000f6da1" officeooo:paragraph-rsid="00bf970d"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Times New Roman" fo:font-size="12pt" fo:font-weight="normal" officeooo:rsid="000f6da1" officeooo:paragraph-rsid="00bf970d"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Times New Roman" fo:font-size="12pt" fo:font-weight="normal" officeooo:rsid="001b0fa6" officeooo:paragraph-rsid="00bf970d"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Times New Roman" fo:font-size="12pt" fo:font-weight="normal" officeooo:rsid="001b0fa6" officeooo:paragraph-rsid="00d1ba4c"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Times New Roman" fo:font-size="12pt" fo:font-weight="normal" officeooo:rsid="0028b808" officeooo:paragraph-rsid="00bf970d"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fo:font-size="12pt" fo:font-weight="normal" officeooo:rsid="004ce8d7" officeooo:paragraph-rsid="00bf970d"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Times New Roman" fo:font-size="12pt" fo:font-weight="normal" officeooo:rsid="005dbd9e" officeooo:paragraph-rsid="00bf970d"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officeooo:rsid="007917d1" officeooo:paragraph-rsid="00bf970d"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fo:font-weight="bold" officeooo:rsid="00443f44" officeooo:paragraph-rsid="00bf970d" style:font-size-asian="10.5pt" style:font-weight-asian="bold" style:font-size-complex="12pt" style:font-weight-complex="bold"/>
    </style:style>
    <style:style style:name="P15" style:family="paragraph" style:parent-style-name="Standard">
      <style:paragraph-properties fo:text-align="justify" style:justify-single-word="false"/>
      <style:text-properties style:font-name="Times New Roman" fo:font-size="12pt" fo:font-weight="bold" officeooo:rsid="0024599e" officeooo:paragraph-rsid="00bf970d" style:font-size-asian="10.5pt" style:font-weight-asian="bold" style:font-size-complex="12pt" style:font-weight-complex="bold"/>
    </style:style>
    <style:style style:name="P16" style:family="paragraph" style:parent-style-name="Standard">
      <style:paragraph-properties fo:text-align="justify" style:justify-single-word="false"/>
      <style:text-properties style:font-name="Times New Roman" fo:font-size="12pt" fo:font-style="normal" style:text-underline-style="solid" style:text-underline-width="auto" style:text-underline-color="font-color" fo:font-weight="bold" officeooo:rsid="009249dc" officeooo:paragraph-rsid="00bf970d" style:font-size-asian="10.5pt" style:font-style-asian="normal" style:font-weight-asian="bold" style:font-size-complex="12pt" style:font-style-complex="normal" style:font-weight-complex="bold"/>
    </style:style>
    <style:style style:name="P17" style:family="paragraph" style:parent-style-name="Standard">
      <style:paragraph-properties fo:text-align="justify" style:justify-single-word="false"/>
      <style:text-properties style:font-name="Times New Roman" fo:font-size="12pt" fo:font-style="normal" style:text-underline-style="solid" style:text-underline-width="auto" style:text-underline-color="font-color" fo:font-weight="bold" officeooo:rsid="00941a26" officeooo:paragraph-rsid="00bf970d" style:font-size-asian="10.5pt" style:font-style-asian="normal" style:font-weight-asian="bold" style:font-size-complex="12pt" style:font-style-complex="normal" style:font-weight-complex="bold"/>
    </style:style>
    <style:style style:name="P18" style:family="paragraph" style:parent-style-name="Standard">
      <style:paragraph-properties fo:text-align="justify" style:justify-single-word="false"/>
      <style:text-properties style:font-name="Times New Roman" fo:font-size="12pt" fo:font-style="normal" style:text-underline-style="solid" style:text-underline-width="auto" style:text-underline-color="font-color" fo:font-weight="bold" officeooo:rsid="009fda03" officeooo:paragraph-rsid="00bf970d" style:font-size-asian="10.5pt" style:font-style-asian="normal" style:font-weight-asian="bold" style:font-size-complex="12pt" style:font-style-complex="normal" style:font-weight-complex="bold"/>
    </style:style>
    <style:style style:name="P19" style:family="paragraph" style:parent-style-name="Standard">
      <style:paragraph-properties fo:text-align="justify" style:justify-single-word="false"/>
      <style:text-properties style:font-name="Times New Roman" fo:font-size="12pt" fo:font-style="normal" style:text-underline-style="solid" style:text-underline-width="auto" style:text-underline-color="font-color" fo:font-weight="bold" officeooo:rsid="00c8b236" officeooo:paragraph-rsid="00c8b236" style:font-size-asian="10.5pt" style:font-style-asian="normal" style:font-weight-asian="bold" style:font-size-complex="12pt" style:font-style-complex="normal" style:font-weight-complex="bold"/>
    </style:style>
    <style:style style:name="P20" style:family="paragraph" style:parent-style-name="Standard">
      <style:paragraph-properties fo:text-align="justify" style:justify-single-word="false"/>
      <style:text-properties style:font-name="Times New Roman" fo:font-size="12pt" fo:font-style="normal" style:text-underline-style="none" fo:font-weight="normal" officeooo:rsid="00a3e566" officeooo:paragraph-rsid="00bf970d"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Times New Roman" fo:font-size="12pt" fo:font-style="normal" style:text-underline-style="none" fo:font-weight="normal" officeooo:rsid="00ab496d" officeooo:paragraph-rsid="00bf970d"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officeooo:rsid="001b0fa6" officeooo:paragraph-rsid="00bf970d" style:font-size-asian="10.5pt" style:font-weight-asian="bold" style:font-size-complex="12pt" style:font-weight-complex="bold"/>
    </style:style>
    <style:style style:name="P23"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officeooo:rsid="001eeb05" officeooo:paragraph-rsid="00bf970d" style:font-size-asian="10.5pt" style:font-weight-asian="bold" style:font-size-complex="12pt" style:font-weight-complex="bold"/>
    </style:style>
    <style:style style:name="P24"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officeooo:rsid="0024599e" officeooo:paragraph-rsid="00bf970d" style:font-size-asian="10.5pt" style:font-weight-asian="bold" style:font-size-complex="12pt" style:font-weight-complex="bold"/>
    </style:style>
    <style:style style:name="P25" style:family="paragraph" style:parent-style-name="Standard">
      <style:paragraph-properties fo:text-align="center" style:justify-single-word="false"/>
      <style:text-properties style:font-name="Times New Roman" fo:font-size="18pt" style:text-underline-style="solid" style:text-underline-width="auto" style:text-underline-color="font-color" fo:font-weight="bold" officeooo:rsid="000dcfd7" officeooo:paragraph-rsid="00bf970d" style:font-size-asian="18pt" style:font-weight-asian="bold" style:font-size-complex="18pt" style:font-weight-complex="bold"/>
    </style:style>
    <style:style style:name="P26" style:family="paragraph" style:parent-style-name="Standard">
      <style:paragraph-properties fo:text-align="center" style:justify-single-word="false"/>
      <style:text-properties style:font-name="Times New Roman" fo:font-size="18pt" fo:font-weight="bold" officeooo:rsid="000dcfd7" officeooo:paragraph-rsid="00bf970d" style:font-size-asian="18pt" style:font-weight-asian="bold" style:font-size-complex="18pt" style:font-weight-complex="bold"/>
    </style:style>
    <style:style style:name="P27" style:family="paragraph" style:parent-style-name="Standard">
      <style:paragraph-properties fo:text-align="justify" style:justify-single-word="false"/>
      <style:text-properties fo:color="#000000" loext:opacity="100%" style:font-name="Times New Roman" fo:font-size="12pt" fo:font-style="normal" style:text-underline-style="none" fo:font-weight="normal" officeooo:rsid="00ad52ca" officeooo:paragraph-rsid="00bf970d"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fo:color="#000000" loext:opacity="100%" style:font-name="Times New Roman" fo:font-size="12pt" fo:font-style="normal" style:text-underline-style="none" fo:font-weight="normal" officeooo:rsid="00b149b5" officeooo:paragraph-rsid="00bf970d"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fo:color="#000000" loext:opacity="100%" style:font-name="Times New Roman" fo:font-size="12pt" fo:font-style="normal" style:text-underline-style="none" fo:font-weight="normal" officeooo:rsid="00b5e888" officeooo:paragraph-rsid="00bf970d"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fo:color="#000000" loext:opacity="100%" style:font-name="Times New Roman" fo:font-size="12pt" fo:font-style="normal" style:text-underline-style="solid" style:text-underline-width="auto" style:text-underline-color="font-color" fo:font-weight="normal" officeooo:rsid="00e2a4c5" officeooo:paragraph-rsid="00e6a7de"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color="#000000" loext:opacity="100%" style:font-name="Times New Roman" fo:font-size="12pt" fo:font-style="normal" style:text-underline-style="solid" style:text-underline-width="auto" style:text-underline-color="font-color" fo:font-weight="bold" officeooo:rsid="00c58dee" officeooo:paragraph-rsid="00c58dee" style:font-size-asian="10.5pt" style:font-style-asian="normal" style:font-weight-asian="bold" style:font-size-complex="12pt" style:font-style-complex="normal" style:font-weight-complex="bold"/>
    </style:style>
    <style:style style:name="P32" style:family="paragraph" style:parent-style-name="Standard">
      <style:paragraph-properties fo:text-align="justify" style:justify-single-word="false"/>
      <style:text-properties fo:color="#2a6099" loext:opacity="100%" style:font-name="Times New Roman" fo:font-size="12pt" fo:font-style="normal" style:text-underline-style="solid" style:text-underline-width="auto" style:text-underline-color="font-color" fo:font-weight="normal" officeooo:rsid="00ad52ca" officeooo:paragraph-rsid="00bf970d"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fo:color="#2a6099" loext:opacity="100%" style:font-name="Times New Roman" fo:font-size="12pt" fo:font-style="normal" style:text-underline-style="solid" style:text-underline-width="auto" style:text-underline-color="font-color" fo:font-weight="normal" officeooo:rsid="00b149b5" officeooo:paragraph-rsid="00bf970d"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fo:color="#2a6099" loext:opacity="100%" style:font-name="Times New Roman" fo:font-size="12pt" fo:font-style="normal" style:text-underline-style="solid" style:text-underline-width="auto" style:text-underline-color="font-color" fo:font-weight="normal" officeooo:rsid="00b5e888" officeooo:paragraph-rsid="00bf970d"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officeooo:paragraph-rsid="00bf970d"/>
    </style:style>
    <style:style style:name="T1" style:family="text">
      <style:text-properties fo:font-weight="bold" style:font-weight-asian="bold" style:font-weight-complex="bold"/>
    </style:style>
    <style:style style:name="T2" style:family="text">
      <style:text-properties fo:font-weight="bold" officeooo:rsid="0012872e" style:font-weight-asian="bold" style:font-weight-complex="bold"/>
    </style:style>
    <style:style style:name="T3" style:family="text">
      <style:text-properties fo:font-weight="bold" officeooo:rsid="006fee4f" style:font-weight-asian="bold" style:font-weight-complex="bold"/>
    </style:style>
    <style:style style:name="T4" style:family="text">
      <style:text-properties officeooo:rsid="0013a9b0"/>
    </style:style>
    <style:style style:name="T5" style:family="text">
      <style:text-properties officeooo:rsid="0013b673"/>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983245" style:font-weight-asian="normal" style:font-weight-complex="normal"/>
    </style:style>
    <style:style style:name="T9" style:family="text">
      <style:text-properties style:text-underline-style="none" officeooo:rsid="00c96f3c"/>
    </style:style>
    <style:style style:name="T10" style:family="text">
      <style:text-properties style:text-underline-style="none" officeooo:rsid="00e32469"/>
    </style:style>
    <style:style style:name="T11" style:family="text">
      <style:text-properties style:text-underline-style="none" officeooo:rsid="00e33e1d"/>
    </style:style>
    <style:style style:name="T12" style:family="text">
      <style:text-properties style:text-underline-style="none" officeooo:rsid="00e6a7de"/>
    </style:style>
    <style:style style:name="T13" style:family="text">
      <style:text-properties style:text-underline-style="none" officeooo:rsid="00e98173"/>
    </style:style>
    <style:style style:name="T14" style:family="text">
      <style:text-properties style:text-underline-style="none" officeooo:rsid="00eae6fa"/>
    </style:style>
    <style:style style:name="T15" style:family="text">
      <style:text-properties style:text-underline-style="none" officeooo:rsid="00ecc3ab"/>
    </style:style>
    <style:style style:name="T16" style:family="text">
      <style:text-properties style:text-underline-style="none" officeooo:rsid="00eed52f"/>
    </style:style>
    <style:style style:name="T17" style:family="text">
      <style:text-properties style:text-underline-style="none" officeooo:rsid="00ef40bd"/>
    </style:style>
    <style:style style:name="T18" style:family="text">
      <style:text-properties style:text-position="super 58%"/>
    </style:style>
    <style:style style:name="T19" style:family="text">
      <style:text-properties style:text-position="super 58%" style:text-underline-style="solid" style:text-underline-width="auto" style:text-underline-color="font-color" officeooo:rsid="0044dc88"/>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066d880"/>
    </style:style>
    <style:style style:name="T22" style:family="text">
      <style:text-properties style:text-underline-style="solid" style:text-underline-width="auto" style:text-underline-color="font-color" officeooo:rsid="0068d3f1"/>
    </style:style>
    <style:style style:name="T23" style:family="text">
      <style:text-properties style:text-underline-style="solid" style:text-underline-width="auto" style:text-underline-color="font-color" officeooo:rsid="0044dc88"/>
    </style:style>
    <style:style style:name="T24" style:family="text">
      <style:text-properties officeooo:rsid="004ce8d7"/>
    </style:style>
    <style:style style:name="T25" style:family="text">
      <style:text-properties fo:font-style="normal" style:text-underline-style="none" fo:font-weight="normal" style:font-style-asian="normal" style:font-weight-asian="normal" style:font-style-complex="normal" style:font-weight-complex="normal"/>
    </style:style>
    <style:style style:name="T26" style:family="text">
      <style:text-properties style:font-name="Times New Roman" fo:font-size="12pt" fo:font-weight="normal" officeooo:rsid="00130714" style:font-size-asian="10.5pt" style:font-weight-asian="normal" style:font-size-complex="12pt" style:font-weight-complex="normal"/>
    </style:style>
    <style:style style:name="T27" style:family="text">
      <style:text-properties fo:color="#355269" loext:opacity="100%" style:text-underline-style="solid" style:text-underline-width="auto" style:text-underline-color="font-color"/>
    </style:style>
    <style:style style:name="T28" style:family="text">
      <style:text-properties officeooo:rsid="00c70c57"/>
    </style:style>
    <style:style style:name="T29" style:family="text">
      <style:text-properties officeooo:rsid="00c96f3c"/>
    </style:style>
    <style:style style:name="T30" style:family="text">
      <style:text-properties officeooo:rsid="00d66b8f"/>
    </style:style>
    <style:style style:name="T31" style:family="text">
      <style:text-properties officeooo:rsid="00db2b3e"/>
    </style:style>
    <style:style style:name="T32" style:family="text">
      <style:text-properties officeooo:rsid="00f5a3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Rapport individuel</text:p>
      <text:p text:style-name="P26"/>
      <text:p text:style-name="P5">Prénom : <text:span text:style-name="T1">Roland</text:span></text:p>
      <text:p text:style-name="P5">Nom : <text:span text:style-name="T1">Rakotomalala</text:span></text:p>
      <text:p text:style-name="P6">Rôle : <text:span text:style-name="T2">Développeur </text:span><text:span text:style-name="T3">full-stack</text:span></text:p>
      <text:p text:style-name="P6"><text:s/><text:tab/></text:p>
      <text:p text:style-name="P22">CONTEXTE<text:span text:style-name="T6">:</text:span></text:p>
      <text:p text:style-name="P22"/>
      <text:p text:style-name="P35"><text:span text:style-name="T26"><text:tab/></text:span>Cette semaine, notre équipe s'est engagée dans la résolution des retours formulés par M. Dalaigre lors de la soutenance précédente. Ces retours ont mis en lumière plusieurs axes d'amélioration et de modification à apporter à notre projet.</text:p>
      <text:p text:style-name="P7"/>
      <text:p text:style-name="P23">MON TRAVAIL:</text:p>
      <text:p text:style-name="P23"/>
      <text:p text:style-name="P35"><text:span text:style-name="T26"><text:tab/></text:span>Parmi les améliorations apportées, j'ai été chargé lors de cette semaine de mettre en place un système de vérification par e-mail, comprenant sa partie front-end et back-end ainsi que l'envoi et la réception de SMS. J'ai été le seul à travailler sur ces fonctionnalités.</text:p>
      <text:p text:style-name="P7"/>
      <text:p text:style-name="P24">DÉTAIL DE LA 1<text:span text:style-name="T18">ER</text:span> FONCTIONNALITÉ:</text:p>
      <text:p text:style-name="P1"/>
      <text:p text:style-name="P1">Explication de <text:span text:style-name="T4">la vérification par mail :</text:span></text:p>
      <text:p text:style-name="P1"/>
      <text:p text:style-name="P1"><text:tab/>Tout d’abord, j’ai commencé dans un premier temps à reprendre connaissance du projet. En relisant mon code, j’ai vu qu’il y avait quelques répétitions, du code inutile, alors je l’ai d’abord refactorisé. Une fois cette étape terminée, il m’a fallu trouver une solution pour l'envoi d'un code et voir comment est-ce qu'il sera généré et où sera-t-il stocké.</text:p>
      <text:p text:style-name="P1">J’ai trouvé une façon de le générer et mon coéquipier Maverick en a trouvé une autre.</text:p>
      <text:p text:style-name="P2"/>
      <text:p text:style-name="P2">Les voici :</text:p>
      <text:p text:style-name="P2"><text:tab/>- Celle de Maverick consistait à prendre le mot de passe et le pseudo, les additionner en <text:tab/>ASCII puis les multiplier par un grand nombre premier (toujours le même), et prendre les 4 <text:tab/>derniers chiffres.</text:p>
      <text:p text:style-name="P1"><text:tab/>- <text:span text:style-name="T5">La mienne consistait à simplement générer un TOKEN via un simple random allant de <text:tab/>1000 à 9999 compris.</text:span></text:p>
      <text:p text:style-name="P1"/>
      <text:p text:style-name="P8">J’ai commencé dans un premier temps par implémenter celle de Maverick car sur le papier je trouvais que sa méthode semblait être la plus travaillée et « sécurisée ». En l’implémentant, je me suis rendu compte de ses failles. La méthode ne conviendrait que si l’on changeait à chaque fois le multiplicateur (le nombre premier) sinon le code resterait le même, ce qui n’est pas commun et peu sécurisé. J’ai donc opté pour une simple génération aléatoire car finalement, le résultat est le même : obtenir un nombre à 4 chiffres aléatoire.</text:p>
      <text:p text:style-name="P9"><text:tab/></text:p>
      <text:p text:style-name="P9"><text:tab/>Pour le stockage du Token j’ai choisi, au lieu de créer une table dans la BD, de le stocker dans une variable globale dans le fichier models.py. Je le régénère à chaque fois que je dois envoyer un mail. J’utilise la même variable pour l’inscription. Ainsi cela crée un token qui se renouvelle à chaque envoi.</text:p>
      <text:p text:style-name="P8"/>
      <text:p text:style-name="P8">L’amélioration possible serait de mettre une limite de temps pour saisir le code. Mettre un temps avant l’expiration du code et aussi, proposer l’envoi du code par SMS. Ce qui est en lien avec la seconde fonctionnalité.</text:p>
      <text:p text:style-name="P15"><text:span text:style-name="T20"/></text:p>
      <text:p text:style-name="P15"><text:soft-page-break/><text:span text:style-name="T20">DÉTAIL DE LA </text:span><text:span text:style-name="T23">2</text:span><text:span text:style-name="T19">nd</text:span><text:span text:style-name="T20"> FONCTIONNALITÉ:</text:span></text:p>
      <text:p text:style-name="P8"/>
      <text:p text:style-name="P10">Explication de l’envoie de SMS :</text:p>
      <text:p text:style-name="P10"/>
      <text:p text:style-name="P3">RAPPEL: Je ne vais pas beaucoup approfondir dans les détails car toutes les manipulations que j’ai fais sont déjà disponible dans les documentations disponible<text:span text:style-name="T30">s</text:span> <text:span text:style-name="T32">dans la section dédiée aux sources</text:span>.</text:p>
      <text:p text:style-name="P10"/>
      <text:p text:style-name="P10"><text:tab/>Pour l'envoi de SMS je savais d’avance que ça allait être très compliqué. J’ai donc commencé par me documenter sur le site officiel de OZEKI SMS Gateway. J’ai dû installer toutes les dépendances nécessaires (que j’ai documentées dans un fichier txt). La première difficulté était d’installer le serveur local Ozeki car dans mon ordinateur il manquait des dépendances que je n’arrivais pas à installer. En cherchant un peu sur internet (source en fin de pages) j’ai pu trouver une manipulation afin de toutes les installer. Une fois le serveur lancé, il fallait créer un fichier python (disponible en code sample sur la documentation) qui fasse le lien avec mon serveur Ozeki. Une fois que tout était configuré, et bien adapté à mon adresse IP, j’ai fait ma première tentative d’envoi de SMS. De mon fichier python au serveur Ozeki. Ça a très bien fonctionné.</text:p>
      <text:p text:style-name="P10"/>
      <text:p text:style-name="P10"><text:tab/>La prochaine étape, et la plus dure, est de maintenant transmettre ce message reçu sur Ozeki, à un téléphone portable. Et là, tout se complique. Toutes les configurations sont faites, tout est prêt à être lancé, mais malheureusement la connexion ne s’établit pas. Peu importe les manipulations que je fais, la connexion ne s’établit pas. Tantôt la connexion est apparemment trop lente, tantôt l’adresse IP client (du portable) n’est pas trouvée, alors que c’est exactement celle fournie par Ozeki… Une fonctionnalité qui n’aboutira finalement pas. En tout cas, pas dans le temps imparti. J’ai aussi vu que la connexion de l’IUT bloque aussi la connexion. Je n’ai pas compris exactement comment, mais elle me bloque (tout comme pour l’envoi de mail sur le réseau de l’IUT), sans doute une question de pare-feu.</text:p>
      <text:p text:style-name="P8"/>
      <text:p text:style-name="P14"><text:span text:style-name="T20">MES ESTIMATIONS</text:span>:</text:p>
      <text:p text:style-name="P8"/>
      <text:p text:style-name="P8"><text:tab/><text:span text:style-name="T24">Cette semaine compte 5 jours de travail. Je me suis donc réparti de la façon suivante : </text:span></text:p>
      <text:p text:style-name="P11"/>
      <text:p text:style-name="P12">1- Une demi-journée pour reprendre et comprendre le code, une autre demi-journée pour refactoriser mon code. → durée totale estimée 1 jour</text:p>
      <text:p text:style-name="P12"/>
      <text:p text:style-name="P12">2- Pour l'envoi d'un mail lors de l'inscription, plus l'envoi d'un code de vérification lors du mot de passe oublié et de l'inscription, plus le front-end complet des pages concernées → durée totale estimée 1 journée</text:p>
      <text:p text:style-name="P12"/>
      <text:p text:style-name="P12">3- Pour la communication entre l'application et un téléphone via SMS, j'ai estimé que cela me prendrait tout le reste de mon temps, donc 3 jours. J'ai compté la compréhension du fonctionnement du serveur Ozeki, des dépendances dont il a besoin, l'installation des packages, la lecture des différentes documentations, et la marge pour les problèmes que je rencontrerai.</text:p>
      <text:p text:style-name="P12"/>
      <text:p text:style-name="P14"><text:span text:style-name="T21">TEMPS </text:span><text:span text:style-name="T22">RÉEL</text:span>:</text:p>
      <text:p text:style-name="P4"/>
      <text:p text:style-name="P13">Pour la première tâche, le temps réel était comme je l’avais prévu. Je n’ai pas rencontré de difficulté particulière étant donné qu’il s’agissait quand même de mon propre code.</text:p>
      <text:p text:style-name="P13"/>
      <text:p text:style-name="P13">Pour l'envoi d'un mail cela m’a pris 1 jour complet au lieu d’une journée car j’ai dû, entre temps, intervenir sur d’autres tâches pour aider mes coéquipiers. Mais sinon, je pense qu’une demi-journée aurait suffi. Pour la troisième et dernière fonctionnalité, cela m’a comme prévu pris les derniers jours restants. La raison est due aux différents problèmes liés à la connexion, aux différents pare-feu <text:soft-page-break/>qui me bloquent lors de l’établissement de la connexion entre le serveur Ozeki et un portable. Le temps de comprendre le fonctionnement et les différentes documentations m’ont aussi pris du temps (sur le peu de temps qu’il me restait). À noter que le dernier jour, il a fallu régler les conflits des différentes branches <text:span text:style-name="T31">et </text:span>en groupe rédiger les rapports. J’ai donc travaillé sur les deux en parallèle.</text:p>
      <text:p text:style-name="P13"/>
      <text:p text:style-name="P16"><text:span text:style-name="T28">ANALYSE DES ÉCARTS</text:span><text:span text:style-name="T6">:</text:span></text:p>
      <text:p text:style-name="P16"><text:span text:style-name="T25"/></text:p>
      <text:p text:style-name="P17"><text:span text:style-name="T7"><text:tab/></text:span><text:span text:style-name="T8">Il était prévu au niveau des mails une vérification avec un code de vérification (à la place d'envoyer un mot de passe en dur) et cela a bien été réalisé. Il était aussi initialement prévu de créer une table dans la base de données qui associe à un utilisateur un code de vérification, mais j’ai réussi à simplifier tout cela en créant simplement une variable globale. Ce qui est positif. Au niveau du refactoring du code, je pensais rencontrer des conflits entre les branches, mais je n’en ai pas eu du tout ce qui m’a fait gagner encore plus de temps que ce que je pensais.</text:span></text:p>
      <text:p text:style-name="P17"><text:span text:style-name="T8"/></text:p>
      <text:p text:style-name="P17"><text:span text:style-name="T8"><text:tab/>Pour l'envoi d'un SMS, il était bien prévu que je rencontre des difficultés, mais il n’était pas prévu que je n’y arrive pas dans le temps imparti. Les problèmes rencontrés étaient principalement dus à des erreurs de connexion (comme expliqué précédemment) entre le client (téléphone) et le serveur Ozeki. La manière dont je pourrais régler le problème n’a pas encore été trouvée, mais quelques pistes peuvent être envisageables comme : créer un téléphone virtuel sur mon ordinateur et voir si la connexion sera retransmise plus facilement et le tester sur un réseau Wi-Fi autre que le réseau de l’IUT (en raison des pare-feu). Et il est important de le faire sur un réseau Wi-Fi car sur un réseau 4G ou 5G, Ozeki n’attribue pas d'adresse IP au client et indique le message : ‘Host name : Unavailable’.</text:span></text:p>
      <text:p text:style-name="P17"><text:span text:style-name="T8"/></text:p>
      <text:p text:style-name="P19">SOURCES D’INFORMATIONS:</text:p>
      <text:p text:style-name="P18"/>
      <text:p text:style-name="P20">Ma principale source d’informations est la documentation Flask (étant donné que nous travaillons sur du Flask) et la documentation Ozeki SMS Gateway qui m’a permis de mettre en place et de configurer un serveur Ozeki permettant la réception de SMS à partir d’une application Flask. Je n’ai pas eu le temps, ni la nécessité d’effectuer des veilles technologiques, simplement de me documenter au travers de ce qui avait déjà été fait. Voici les liens redirigeant vers mes sources :</text:p>
      <text:p text:style-name="P20"/>
      <text:p text:style-name="P21">Documentation Ozeki SMS : </text:p>
      <text:p text:style-name="P21"><text:a xlink:type="simple" xlink:href="https://ozeki-sms-gateway.com/p_864-python-flask-send-sms-with-the-http-rest-api-code-sample.html" text:style-name="Internet_20_link" text:visited-style-name="Visited_20_Internet_20_Link"><text:span text:style-name="T27">https://ozeki-sms-gateway.com/p_864-python-flask-send-sms-with-the-http-rest-api-code-sample.html</text:span></text:a></text:p>
      <text:p text:style-name="P21"/>
      <text:p text:style-name="P29">Guide pour l’installation d’Ozeki SMS gateway sous Ubuntu :</text:p>
      <text:p text:style-name="P34"><text:a xlink:type="simple" xlink:href="https://ozeki-sms-gateway.com/p_3250-how-to-install-ozeki-sms-gateway-on-ubuntu-linux.html" text:style-name="Internet_20_link" text:visited-style-name="Visited_20_Internet_20_Link">https://ozeki-sms-gateway.com/p_3250-how-to-install-ozeki-sms-gateway-on-ubuntu-linux.html</text:a></text:p>
      <text:p text:style-name="P34"/>
      <text:p text:style-name="P27">Tutoriel – How to send SMS messages from different applications using Ozeki :</text:p>
      <text:p text:style-name="P32"><text:a xlink:type="simple" xlink:href="https://ozekisms.com/p_2034-tutorials.html" text:style-name="Internet_20_link" text:visited-style-name="Visited_20_Internet_20_Link">https://ozekisms.com/p_2034-tutorials.html</text:a></text:p>
      <text:p text:style-name="P32"/>
      <text:p text:style-name="P28">Documentation Flask Mail :</text:p>
      <text:p text:style-name="P33"><text:a xlink:type="simple" xlink:href="https://pythonhosted.org/Flask-Mail/" text:style-name="Internet_20_link" text:visited-style-name="Visited_20_Internet_20_Link">https://pythonhosted.org/Flask-Mail/</text:a></text:p>
      <text:p text:style-name="P33"/>
      <text:p text:style-name="P31">BI<text:span text:style-name="T29">LAN</text:span><text:span text:style-name="T9">:</text:span></text:p>
      <text:p text:style-name="P31"><text:span text:style-name="T9"/></text:p>
      <text:p text:style-name="P30"><text:span text:style-name="T9"><text:tab/></text:span><text:span text:style-name="T15">Durant cette dernière semaine de la SAE, j’ai pu avoir l’occasion de mettre en place ma toute première véritable vérification (avec un code de sécurité). Ce qui m’a donné l’occasion de découvrir et comprendre comment certaines applications peuvent s’y prendre sur la manière de faire.</text:span></text:p>
      <text:p text:style-name="P30"><text:span text:style-name="T15"/></text:p>
      <text:p text:style-name="P30"><text:soft-page-break/><text:span text:style-name="T15">Elle m’a aussi permis de découvrir Ozeki SMS Gateway pour l’envoi de SMS. Bien que cela n’ait pas pu aboutir pour la soutenance finale, cela reste une expérience enrichissante et bénéfique. Cette découverte d’Ozeki m’a permis de voir et de comprendre ce qu’il était possible de faire à travers une simple application Flask.</text:span></text:p>
      <text:p text:style-name="P30"><text:span text:style-name="T15"/></text:p>
      <text:p text:style-name="P30"><text:span text:style-name="T15"><text:tab/>En conclusion, cette dernière semaine m’aura permis de développer davantage mon côté autonome car contrairement aux dernières semaines j’ai principalement travaillé seul. J’ai beaucoup aimé apprendre et découvrir la fonctionnalité d’envoi de SMS qu’on ne voit pas (encore?) en BUT 2, bien qu’elle n’ait pas abouti pour la présentation fina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14:48:58.162454428</meta:creation-date>
    <meta:generator>LibreOffice/7.3.7.2$Linux_X86_64 LibreOffice_project/30$Build-2</meta:generator>
    <dc:date>2024-02-22T23:04:21.629294850</dc:date>
    <meta:editing-duration>PT5H36M8S</meta:editing-duration>
    <meta:editing-cycles>172</meta:editing-cycles>
    <meta:document-statistic meta:table-count="0" meta:image-count="0" meta:object-count="0" meta:page-count="4" meta:paragraph-count="50" meta:word-count="1548" meta:character-count="9569" meta:non-whitespace-character-count="8047"/>
  </office:meta>
</office:document-meta>
</file>